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9e9" officeooo:paragraph-rsid="000e2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github_pat_11BGTLVFQ011P50v6R1NM6_hwONfKcfG8YWiy6fsnIq6fKXtIDhtK27kXSLArOkfX1GAZYKZNBwzx8N7h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6:22:32.553722355</meta:creation-date>
    <dc:date>2024-05-14T06:22:46.265024091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99" meta:non-whitespace-character-count="98"/>
    <meta:generator>LibreOffice/7.3.7.2$Linux_X86_64 LibreOffice_project/30$Build-2</meta:generator>
  </office:meta>
</office:document-meta>
</file>